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tarSymbol" style:font-charset="x-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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5.4479in" text:min-label-width="0.25in" text:list-level-position-and-space-mode="label-alignment">
          <style:list-level-label-alignment text:label-followed-by="listtab" fo:margin-left="5.6979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5.9479in" text:min-label-width="0.25in" text:list-level-position-and-space-mode="label-alignment">
          <style:list-level-label-alignment text:label-followed-by="listtab" fo:margin-left="6.1979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6.4479in" text:min-label-width="0.25in" text:list-level-position-and-space-mode="label-alignment">
          <style:list-level-label-alignment text:label-followed-by="listtab" fo:margin-left="6.6979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6.9479in" text:min-label-width="0.25in" text:list-level-position-and-space-mode="label-alignment">
          <style:list-level-label-alignment text:label-followed-by="listtab" fo:margin-left="7.1979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7.4479in" text:min-label-width="0.25in" text:list-level-position-and-space-mode="label-alignment">
          <style:list-level-label-alignment text:label-followed-by="listtab" fo:margin-left="7.6979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5" style:parent-style-name="Absatz-Standardschriftar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language-asian="de" style:country-asian="DE" style:language-complex="ar" style:country-complex="SA"/>
    </style:style>
    <style:style style:name="T7" style:parent-style-name="Absatz-Standardschriftart" style:family="text">
      <style:text-properties style:text-underline-type="single" style:text-underline-style="solid" style:text-underline-width="auto" style:text-underline-mode="continuous" style:text-underline-color="#FFB515"/>
    </style:style>
    <style:style style:name="T8" style:parent-style-name="Absatz-Standardschriftart" style:family="text">
      <style:text-properties style:text-underline-type="single" style:text-underline-style="solid" style:text-underline-width="auto" style:text-underline-mode="continuous" style:text-underline-color="#FFB515"/>
    </style:style>
    <style:style style:name="TableColumn10" style:family="table-column">
      <style:table-column-properties style:column-width="2.4062in" style:use-optimal-column-width="false"/>
    </style:style>
    <style:style style:name="TableColumn11" style:family="table-column">
      <style:table-column-properties style:column-width="2.3541in" style:use-optimal-column-width="false"/>
    </style:style>
    <style:style style:name="Table9" style:family="table">
      <style:table-properties style:width="4.7604in" fo:margin-left="0.6604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TableCell14" style:family="table-cell">
      <style:table-cell-properties fo:border="none" style:writing-mode="lr-tb" fo:padding-top="0.0381in" fo:padding-left="0.0381in" fo:padding-bottom="0.0381in" fo:padding-right="0.0381in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Absatz-Standardschriftart" style:family="text">
      <style:text-properties fo:font-weight="bold" style:font-weight-asian="bold" style:font-weight-complex="bold"/>
    </style:style>
    <style:style style:name="T17" style:parent-style-name="Absatz-Standardschriftart" style:family="text">
      <style:text-properties fo:font-weight="bold" style:font-weight-asian="bold" style:font-weight-complex="bold"/>
    </style:style>
    <style:style style:name="T18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9" style:parent-style-name="Absatz-Standardschriftart" style:family="text">
      <style:text-properties fo:font-weight="bold" style:font-weight-asian="bold" style:font-weight-complex="bold"/>
    </style:style>
    <style:style style:name="T20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21" style:parent-style-name="Absatz-Standardschriftart" style:family="text">
      <style:text-properties style:text-underline-type="single" style:text-underline-style="solid" style:text-underline-width="auto" style:text-underline-mode="continuous" style:text-underline-color="#FF950E"/>
    </style:style>
    <style:style style:name="T22" style:parent-style-name="Absatz-Standardschriftart" style:family="text">
      <style:text-properties fo:font-weight="bold" style:font-weight-asian="bold" style:font-weight-complex="bold"/>
    </style:style>
    <style:style style:name="T2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T25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26" style:parent-style-name="Absatz-Standardschriftart" style:family="text">
      <style:text-properties fo:font-weight="bold" style:font-weight-asian="bold" style:font-weight-complex="bold"/>
    </style:style>
    <style:style style:name="T27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29" style:parent-style-name="Absatz-Standardschriftart" style:family="text">
      <style:text-properties style:language-asian="de" style:country-asian="DE" style:language-complex="ar" style:country-complex="SA"/>
    </style:style>
    <style:style style:name="P30" style:parent-style-name="Standard" style:family="paragraph">
      <style:paragraph-properties fo:text-align="center"/>
    </style:style>
    <style:style style:name="T31" style:parent-style-name="Absatz-Standardschriftart" style:family="text">
      <style:text-properties style:language-asian="de" style:country-asian="DE" style:language-complex="ar" style:country-complex="SA"/>
    </style:style>
    <style:style style:name="P32" style:parent-style-name="Standard" style:family="paragraph">
      <style:paragraph-properties fo:text-align="center"/>
    </style:style>
    <style:style style:name="T33" style:parent-style-name="Absatz-Standardschriftart" style:family="text">
      <style:text-properties style:language-asian="de" style:country-asian="DE" style:language-complex="ar" style:country-complex="SA"/>
    </style:style>
    <style:style style:name="T34" style:parent-style-name="Absatz-Standardschriftart" style:family="text">
      <style:text-properties style:language-asian="de" style:country-asian="DE" style:language-complex="ar" style:country-complex="SA"/>
    </style:style>
    <style:style style:name="T35" style:parent-style-name="Absatz-Standardschriftart" style:family="text">
      <style:text-properties style:language-asian="de" style:country-asian="DE" style:language-complex="ar" style:country-complex="SA"/>
    </style:style>
    <style:style style:name="P36" style:parent-style-name="Standard" style:family="paragraph">
      <style:paragraph-properties fo:text-align="center"/>
    </style:style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TableColumn42" style:family="table-column">
      <style:table-column-properties style:column-width="2.2305in" style:use-optimal-column-width="false"/>
    </style:style>
    <style:style style:name="TableColumn43" style:family="table-column">
      <style:table-column-properties style:column-width="2.2312in" style:use-optimal-column-width="false"/>
    </style:style>
    <style:style style:name="TableColumn44" style:family="table-column">
      <style:table-column-properties style:column-width="2.2312in" style:use-optimal-column-width="false"/>
    </style:style>
    <style:style style:name="Table41" style:family="table">
      <style:table-properties style:width="6.6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weight="bold" style:font-weight-asian="bold" style:font-weight-complex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TableColumn69" style:family="table-column">
      <style:table-column-properties style:column-width="1.6736in" style:use-optimal-column-width="false"/>
    </style:style>
    <style:style style:name="TableColumn70" style:family="table-column">
      <style:table-column-properties style:column-width="1.6729in" style:use-optimal-column-width="false"/>
    </style:style>
    <style:style style:name="TableColumn71" style:family="table-column">
      <style:table-column-properties style:column-width="1.6729in" style:use-optimal-column-width="false"/>
    </style:style>
    <style:style style:name="TableColumn72" style:family="table-column">
      <style:table-column-properties style:column-width="1.6736in" style:use-optimal-column-width="false"/>
    </style:style>
    <style:style style:name="Table68" style:family="table">
      <style:table-properties style:width="6.693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P105" style:parent-style-name="TableContents" style:family="paragraph">
      <style:paragraph-properties fo:text-align="center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P109" style:parent-style-name="TableContents" style:family="paragraph">
      <style:paragraph-properties fo:text-align="center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P113" style:parent-style-name="TableContents" style:family="paragraph">
      <style:paragraph-properties fo:text-align="center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P117" style:parent-style-name="TableContents" style:family="paragraph">
      <style:paragraph-properties fo:text-align="center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P122" style:parent-style-name="TableContents" style:family="paragraph">
      <style:paragraph-properties fo:text-align="center"/>
    </style:style>
    <style:style style:name="P123" style:parent-style-name="TableContents" style:family="paragraph">
      <style:paragraph-properties fo:text-align="center"/>
    </style:style>
    <style:style style:name="P124" style:parent-style-name="TableContents" style:family="paragraph">
      <style:paragraph-properties fo:text-align="center"/>
    </style:style>
    <style:style style:name="P125" style:parent-style-name="TableContents" style:family="paragraph">
      <style:paragraph-properties fo:text-align="center"/>
    </style:style>
    <style:style style:name="P126" style:parent-style-name="TableContents" style:family="paragraph">
      <style:paragraph-properties fo:text-align="center"/>
    </style:style>
    <style:style style:name="P127" style:parent-style-name="TableContents" style:family="paragraph">
      <style:paragraph-properties fo:text-align="center"/>
    </style:style>
    <style:style style:name="P128" style:parent-style-name="TableContents" style:family="paragraph">
      <style:paragraph-properties fo:text-align="center"/>
    </style:style>
    <style:style style:name="P129" style:parent-style-name="TableContents" style:family="paragraph">
      <style:paragraph-properties fo:text-align="center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P133" style:parent-style-name="TableContents" style:family="paragraph">
      <style:paragraph-properties fo:text-align="center"/>
    </style:style>
    <style:style style:name="P134" style:parent-style-name="TableContents" style:family="paragraph">
      <style:paragraph-properties fo:text-align="center"/>
    </style:style>
    <style:style style:name="P135" style:parent-style-name="TableContents" style:family="paragraph">
      <style:paragraph-properties fo:text-align="center"/>
    </style:style>
    <style:style style:name="P136" style:parent-style-name="TableContents" style:family="paragraph">
      <style:paragraph-properties fo:text-align="center"/>
    </style:style>
    <style:style style:name="P137" style:parent-style-name="TableContents" style:family="paragraph">
      <style:paragraph-properties fo:text-align="center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P141" style:parent-style-name="TableContents" style:family="paragraph">
      <style:paragraph-properties fo:text-align="center"/>
    </style:style>
    <style:style style:name="P142" style:parent-style-name="TableContents" style:family="paragraph">
      <style:paragraph-properties fo:text-align="center"/>
    </style:style>
    <style:style style:name="P143" style:parent-style-name="TableContents" style:family="paragraph">
      <style:paragraph-properties fo:text-align="center"/>
    </style:style>
    <style:style style:name="P144" style:parent-style-name="TableContents" style:family="paragraph">
      <style:paragraph-properties fo:text-align="center"/>
    </style:style>
    <style:style style:name="P145" style:parent-style-name="TableContents" style:family="paragraph">
      <style:paragraph-properties fo:text-align="center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P149" style:parent-style-name="TableContents" style:family="paragraph">
      <style:paragraph-properties fo:text-align="center"/>
    </style:style>
    <style:style style:name="P150" style:parent-style-name="TableContents" style:family="paragraph">
      <style:paragraph-properties fo:text-align="center"/>
    </style:style>
    <style:style style:name="P151" style:parent-style-name="TableContents" style:family="paragraph">
      <style:paragraph-properties fo:text-align="center"/>
    </style:style>
    <style:style style:name="P152" style:parent-style-name="TableContents" style:family="paragraph">
      <style:paragraph-properties fo:text-align="center"/>
    </style:style>
    <style:style style:name="P153" style:parent-style-name="TableContents" style:family="paragraph">
      <style:paragraph-properties fo:text-align="center"/>
    </style:style>
    <style:style style:name="P154" style:parent-style-name="TableContents" style:family="paragraph">
      <style:paragraph-properties fo:text-align="center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paragraph-properties fo:margin-left="0.4923in">
        <style:tab-stops/>
      </style:paragraph-properties>
    </style:style>
    <style:style style:name="P161" style:parent-style-name="Standard" style:family="paragraph">
      <style:paragraph-properties fo:text-indent="0.4923in"/>
    </style:style>
    <style:style style:name="P162" style:parent-style-name="Standard" style:family="paragraph">
      <style:paragraph-properties fo:text-indent="0.4923in"/>
    </style:style>
    <style:style style:name="P163" style:parent-style-name="Standard" style:family="paragraph">
      <style:paragraph-properties fo:margin-left="1.4791in" fo:text-indent="-1.4791in">
        <style:tab-stops/>
      </style:paragraph-properties>
    </style:style>
    <style:style style:name="P16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list-style-name="LFO2" style:family="paragraph"/>
    <style:style style:name="P167" style:parent-style-name="Standard" style:list-style-name="LFO2" style:family="paragraph"/>
    <style:style style:name="T168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69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T170" style:parent-style-name="Absatz-Standardschriftart" style:family="text">
      <style:text-properties fo:font-weight="bold" style:font-weight-asian="bold" style:font-weight-complex="bold"/>
    </style:style>
    <style:style style:name="T171" style:parent-style-name="Absatz-Standardschriftart" style:family="text">
      <style:text-properties fo:font-weight="bold" style:font-weight-asian="bold" style:font-weight-complex="bold"/>
    </style:style>
    <style:style style:name="T172" style:parent-style-name="Absatz-Standardschriftart" style:family="text">
      <style:text-properties fo:font-weight="bold" style:font-weight-asian="bold" style:font-weight-complex="bold"/>
    </style:style>
    <style:style style:name="P173" style:parent-style-name="Standard" style:list-style-name="LFO2" style:family="paragraph"/>
    <style:style style:name="P174" style:parent-style-name="Standard" style:list-style-name="LFO2" style:family="paragraph"/>
    <style:style style:name="P175" style:parent-style-name="Standard" style:family="paragraph">
      <style:text-properties fo:font-weight="bold" style:font-weight-asian="bold" style:font-weight-complex="bold"/>
    </style:style>
    <style:style style:name="TableColumn177" style:family="table-column">
      <style:table-column-properties style:column-width="2.2312in" style:use-optimal-column-width="false"/>
    </style:style>
    <style:style style:name="TableColumn178" style:family="table-column">
      <style:table-column-properties style:column-width="1.1152in" style:use-optimal-column-width="false"/>
    </style:style>
    <style:style style:name="TableColumn179" style:family="table-column">
      <style:table-column-properties style:column-width="1.1152in" style:use-optimal-column-width="false"/>
    </style:style>
    <style:style style:name="TableColumn180" style:family="table-column">
      <style:table-column-properties style:column-width="2.2312in" style:use-optimal-column-width="false"/>
    </style:style>
    <style:style style:name="Table176" style:family="table">
      <style:table-properties style:width="6.693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="none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="none" style:writing-mode="lr-tb" fo:padding-top="0.0381in" fo:padding-left="0.0381in" fo:padding-bottom="0.0381in" fo:padding-right="0.0381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="none" style:writing-mode="lr-tb" fo:padding-top="0.0381in" fo:padding-left="0.0381in" fo:padding-bottom="0.0381in" fo:padding-right="0.0381in"/>
    </style:style>
    <style:style style:name="T204" style:parent-style-name="Absatz-Standardschriftart" style:family="text">
      <style:text-properties style:language-asian="de" style:country-asian="DE" style:language-complex="ar" style:country-complex="SA"/>
    </style:style>
    <style:style style:name="P205" style:parent-style-name="Standard" style:family="paragraph">
      <style:paragraph-properties fo:text-align="center"/>
    </style:style>
    <style:style style:name="P206" style:parent-style-name="Standard" style:family="paragraph">
      <style:paragraph-properties fo:text-align="center"/>
    </style:style>
    <style:style style:name="P207" style:parent-style-name="Standard" style:list-style-name="LFO3" style:family="paragraph">
      <style:paragraph-properties fo:text-align="center"/>
    </style:style>
    <style:style style:name="P208" style:parent-style-name="Standard" style:list-style-name="LFO4" style:family="paragraph">
      <style:paragraph-properties fo:text-align="center"/>
    </style:style>
    <style:style style:name="P209" style:parent-style-name="Standard" style:list-style-name="LFO4" style:family="paragraph">
      <style:paragraph-properties fo:text-align="center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2" style:parent-style-name="Standard" style:list-style-name="LFO5" style:family="paragraph"/>
    <style:style style:name="P213" style:parent-style-name="Standard" style:list-style-name="LFO5" style:family="paragraph"/>
    <style:style style:name="P214" style:parent-style-name="Standard" style:list-style-name="LFO5" style:family="paragraph"/>
    <style:style style:name="P215" style:parent-style-name="Standard" style:list-style-name="LFO5" style:family="paragraph"/>
    <style:style style:name="T216" style:parent-style-name="Absatz-Standardschriftart" style:family="text">
      <style:text-properties fo:font-weight="bold" style:font-weight-asian="bold" style:font-weight-complex="bold"/>
    </style:style>
    <style:style style:name="P2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19" style:parent-style-name="Standard" style:list-style-name="LFO6" style:family="paragraph"/>
    <style:style style:name="P220" style:parent-style-name="Standard" style:list-style-name="LFO6" style:family="paragraph"/>
    <style:style style:name="P221" style:parent-style-name="Standard" style:list-style-name="LFO6" style:family="paragraph"/>
    <style:style style:name="P22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3" style:parent-style-name="Standard" style:list-style-name="LFO7" style:family="paragraph"/>
    <style:style style:name="P224" style:parent-style-name="Standard" style:list-style-name="LFO7" style:family="paragraph"/>
    <style:style style:name="P225" style:parent-style-name="Standard" style:list-style-name="LFO7" style:family="paragraph"/>
    <style:style style:name="P226" style:parent-style-name="Standard" style:list-style-name="LFO7" style:family="paragraph"/>
    <style:style style:name="P227" style:parent-style-name="Standard" style:list-style-name="LFO8" style:family="paragraph"/>
    <style:style style:name="P228" style:parent-style-name="Standard" style:list-style-name="LFO8" style:family="paragraph"/>
    <style:style style:name="P229" style:parent-style-name="Standard" style:list-style-name="LFO8" style:family="paragraph"/>
    <style:style style:name="P230" style:parent-style-name="Standard" style:list-style-name="LFO9" style:family="paragraph"/>
    <style:style style:name="P231" style:parent-style-name="Standard" style:list-style-name="LFO9" style:family="paragraph"/>
    <style:style style:family="graphic" style:name="a6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draw:marker-end="a0" svg:stroke-opacity="100%" style:horizontal-rel="paragraph" style:vertical-rel="paragraph" style:horizontal-pos="from-left" style:vertical-pos="from-top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000000" draw:marker-end="a2" svg:stroke-opacity="100%" style:horizontal-rel="paragraph" style:vertical-rel="paragraph" style:horizontal-pos="from-left" style:vertical-pos="from-top"/>
    </style:style>
    <style:style style:family="graphic" style:name="a4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style:wrap="run-through" style:run-through="foreground" draw:fill="solid" draw:fill-color="#ffffff" draw:opacity="100%" draw:stroke="solid" svg:stroke-width="0.01389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Wahlen</text:p>
      <text:p text:style-name="P2">wichtigstes Element der politischen Willensbildung im demokr. System</text:p>
      <text:p text:style-name="P3"/>
      <text:p text:style-name="Standard"><text:span text:style-name="T4"><draw:connector draw:type="line" svg:x1="4.26614in" svg:y1="0.57441in" svg:x2="4.27586in" svg:y2="0.75149in" draw:z-index="251659264" draw:id="id0" draw:style-name="a1" draw:name="Gerader Verbinder 1" text:anchor-type="paragraph"><svg:title/><svg:desc/></draw:connector></text:span><text:span text:style-name="T5">1. Wahlrecht</text:span></text:p>
      <text:p text:style-name="Standard"><text:tab/>Grundgesetz: Jeder Deutsche, der das 18. Lebensjahr vollendet,</text:p>
      <text:p text:style-name="Standard"><text:span text:style-name="T6"><draw:connector draw:type="line" svg:x1="1.90354in" svg:y1="0.18071in" svg:x2="1.91327in" svg:y2="0.35779in" draw:z-index="251658240" draw:id="id1" draw:style-name="a3" draw:name="Gerader Verbinder 2" text:anchor-type="paragraph"><svg:title/><svg:desc/></draw:connector></text:span><text:tab/><text:tab/><text:s text:c="11"/>hat<text:s/><text:span text:style-name="T7">aktives</text:span><text:s/><text:tab/><text:tab/>und<text:s/><text:tab/><text:tab/><text:span text:style-name="T8">passives</text:span><text:s/>Wahlrecht.</text:p>
      <text:p text:style-name="Standard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TableContents"><text:s/>= das Recht zu wählen</text:p>
            <text:p text:style-name="TableContents"><text:s/>der Wähler muss mindestens 3 <text:s/></text:p>
            <text:p text:style-name="TableContents"><text:s/>Monate im Wahlgebiet* gemeldet</text:p>
            <text:p text:style-name="TableContents"><text:s/>sein</text:p>
            <text:p text:style-name="TableContents"><text:s/>*Wahlgebiet kann sein:</text:p>
            <text:p text:style-name="TableContents"><text:s text:c="6"/>1. ganz Deutschland</text:p>
            <text:p text:style-name="TableContents"><text:s text:c="11"/>→ Bundestag</text:p>
            <text:p text:style-name="TableContents"><text:s text:c="6"/>2. ein Bundesland</text:p>
            <text:p text:style-name="TableContents"><text:s text:c="11"/>→<text:s/>Landtag</text:p>
            <text:p text:style-name="TableContents"><text:s text:c="6"/>3. Landkreis</text:p>
            <text:p text:style-name="TableContents"><text:s text:c="11"/>→ Kreistag</text:p>
            <text:p text:style-name="TableContents"><text:s text:c="6"/>4. eine Stadt bzw. Gemeinde</text:p>
            <text:p text:style-name="TableContents"><text:s text:c="11"/>→ Stadt- bzw. Gemeinderat</text:p>
          </table:table-cell>
          <table:table-cell table:style-name="TableCell14">
            <text:p text:style-name="TableContents"><text:s/>= das Recht gewählt zu werden</text:p>
            <text:p text:style-name="TableContents"><text:s/>man muss mindestens 1 Jahr</text:p>
            <text:p text:style-name="TableContents"><text:s/>Deutscher sein</text:p>
          </table:table-cell>
        </table:table-row>
      </table:table>
      <text:p text:style-name="Standard"/>
      <text:p text:style-name="P15">2. Wahlrechtsgrundsätze</text:p>
      <text:p text:style-name="Standard"><text:s/>… Wahlen in Deutschland sind</text:p>
      <text:p text:style-name="Standard"><text:tab/><text:span text:style-name="T16">I.</text:span><text:span text:style-name="T17"><text:s/></text:span><text:span text:style-name="T18">allgemein</text:span>: die Einschränkung des Wahlrechts ist verboten!</text:p>
      <text:p text:style-name="Standard"><text:tab/><text:tab/><text:s text:c="10"/>etwa wegen des Geschlechts, der Religion, der Rasse, des sozialen Standes,</text:p>
      <text:p text:style-name="Standard"><text:tab/><text:tab/><text:s text:c="10"/>des Vermögens, …</text:p>
      <text:p text:style-name="Standard"><text:tab/><text:span text:style-name="T19">II.<text:s/></text:span><text:span text:style-name="T20">unmittelbar</text:span>: der Wähler gibt seine Stimme(n),<text:s/><text:span text:style-name="T21">direkt</text:span><text:s/>dem Kandidaten oder der Partei</text:p>
      <text:p text:style-name="Standard"><text:tab/><text:tab/><text:tab/><text:s text:c="2"/>seiner Wahl</text:p>
      <text:p text:style-name="Standard"><text:tab/><text:span text:style-name="T22">III.</text:span><text:s/><text:span text:style-name="T23">frei</text:span>: der Wähler entscheidet wen, was und ob er überhaupt wählt</text:p>
      <text:p text:style-name="Standard"><text:tab/><text:span text:style-name="T24">IV.</text:span><text:s/><text:span text:style-name="T25">gleich</text:span>: jede Stimme hat gleiches Gewicht</text:p>
      <text:p text:style-name="Standard"><text:tab/><text:span text:style-name="T26">V.</text:span><text:s/><text:span text:style-name="T27">geheim</text:span>: die Stimmabgabe erfolgt verdeckt, die Benutzung der Kabine ist Pflicht</text:p>
      <text:p text:style-name="Standard"/>
      <text:p text:style-name="P28">3. Wahlsysteme</text:p>
      <text:p text:style-name="Standard"><text:span text:style-name="T29"><draw:custom-shape svg:x="4.02716in" svg:y="0.16378in" svg:width="2.3625in" svg:height="0.39375in" draw:z-index="3" draw:id="id2" draw:style-name="a4" draw:name="Rechteck 3" text:anchor-type="paragraph"><svg:title/><svg:desc/><text:p text:style-name="P30">II. Verhältniswahl</text:p><draw:enhanced-geometry draw:type="non-primitive" svg:viewBox="0 0 21600 21600" draw:enhanced-path="M 0 0 L 21600 0 21600 21600 0 21600 Z N"/></draw:custom-shape></text:span><text:span text:style-name="T31"><draw:custom-shape svg:x="0.48346in" svg:y="0.16378in" svg:width="2.3625in" svg:height="0.39375in" draw:z-index="2" draw:id="id3" draw:style-name="a5" draw:name="Rechteck 4" text:anchor-type="paragraph"><svg:title/><svg:desc/><text:p text:style-name="P32">I. Mehrheitswahl</text:p><draw:enhanced-geometry draw:type="non-primitive" svg:viewBox="0 0 21600 21600" draw:enhanced-path="M 0 0 L 21600 0 21600 21600 0 21600 Z N"/></draw:custom-shape></text:span></text:p>
      <text:p text:style-name="Standard"/>
      <text:p text:style-name="Standard"><text:span text:style-name="T33"><draw:connector draw:type="line" svg:x1="1.61732in" svg:y1="0.17441in" svg:x2="3.47149in" svg:y2="0.65983in" draw:z-index="5" draw:id="id4" draw:style-name="a6" draw:name="Gerader Verbinder 5" text:anchor-type="paragraph"><svg:title/><svg:desc/></draw:connector></text:span><text:span text:style-name="T34"><draw:connector draw:type="line" svg:x1="5.30499in" svg:y1="0.17441in" svg:x2="3.47165in" svg:y2="0.65983in" draw:z-index="6" draw:id="id5" draw:style-name="a7" draw:name="Gerader Verbinder 6" text:anchor-type="paragraph"><svg:title/><svg:desc/></draw:connector></text:span></text:p>
      <text:p text:style-name="Standard"/>
      <text:p text:style-name="Standard"/>
      <text:p text:style-name="Standard"><text:span text:style-name="T35"><draw:custom-shape svg:x="2.27717in" svg:y="0.08465in" svg:width="2.3625in" svg:height="0.39375in" draw:z-index="4" draw:id="id6" draw:style-name="a8" draw:name="Rechteck 7" text:anchor-type="paragraph"><svg:title/><svg:desc/><text:p text:style-name="P36">III. gemischtes Wahlsystem</text:p><draw:enhanced-geometry draw:type="non-primitive" svg:viewBox="0 0 21600 21600" draw:enhanced-path="M 0 0 L 21600 0 21600 21600 0 21600 Z N"/></draw:custom-shape></text:span></text:p>
      <text:p text:style-name="Standard"/>
      <text:p text:style-name="Standard"/>
      <text:p text:style-name="Standard">Beispiel: Wahlen zum Deutschen Bundestag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wir wählen 598 Abgeordnete in den BT</text:p>
                        </text:list-item>
                        <text:list-item>
                          <text:p text:style-name="P38">das Wahlgebiet wird in 299 Wahlkreise aufgeteilt</text:p>
                        </text:list-item>
                        <text:list-item>
                          <text:p text:style-name="P39">In jedem der 299 Wahlkreise wird ein Direktkandidat für den BT gewählt</text:p>
                        </text:list-item>
                        <text:list-item>
                          <text:p text:style-name="P40">Die restlichen 299 Abgeordneten werden, entsprechend des Zweitstimmenanteils der Partei über die Landeslisten in den BT gewähl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MW</text:p>
          </table:table-cell>
          <table:table-cell table:style-name="TableCell48">
            <text:p text:style-name="P49">gem. Wahlrecht</text:p>
          </table:table-cell>
          <table:table-cell table:style-name="TableCell50">
            <text:p text:style-name="P51">VHW</text:p>
          </table:table-cell>
        </table:table-row>
        <table:table-row table:style-name="TableRow52">
          <table:table-cell table:style-name="TableCell53">
            <text:p text:style-name="P54">→ Erststimme</text:p>
          </table:table-cell>
          <table:table-cell table:style-name="TableCell55">
            <text:p text:style-name="TableContents"/>
          </table:table-cell>
          <table:table-cell table:style-name="TableCell56">
            <text:p text:style-name="P57">→ Zweitstimme</text:p>
          </table:table-cell>
        </table:table-row>
        <table:table-row table:style-name="TableRow58">
          <table:table-cell table:style-name="TableCell59">
            <text:p text:style-name="TableContents">wir wählen Personen</text:p>
          </table:table-cell>
          <table:table-cell table:style-name="TableCell60">
            <text:p text:style-name="TableContents">jeder Wähler hat 2 Stimmen</text:p>
          </table:table-cell>
          <table:table-cell table:style-name="TableCell61">
            <text:p text:style-name="TableContents">wir wählen Parteien</text:p>
          </table:table-cell>
        </table:table-row>
        <table:table-row table:style-name="TableRow62">
          <table:table-cell table:style-name="TableCell63">
            <text:p text:style-name="TableContents">Wir wählen in jedem der 299 Wahlkreise einen Direktandidaten, es gewinnt,<text:s/>wer die meisten Stimmen erhält. Die Erststimme zählt nur im jeweiligen Wahlkreis.</text:p>
          </table:table-cell>
          <table:table-cell table:style-name="TableCell64">
            <text:p text:style-name="TableContents"/>
          </table:table-cell>
          <table:table-cell table:style-name="TableCell65">
            <text:p text:style-name="TableContents">Die Gesamtzahl der Zweitstimmen, die eine Partei bundesweit erhält, entscheidet über die Gesamtzahl der Mandate, die sie im BT ersetzt</text:p>
            <text:p text:style-name="TableContents">Die Zweitstimme zählt bundesweit.</text:p>
          </table:table-cell>
        </table:table-row>
      </table:table>
      <text:p text:style-name="Standard"/>
      <text:p text:style-name="Standard">D.h. von der Gesamtzahl ihrer Mandate, als 240, werden die bereits über die Erststimme erzielten Direktmandate abgezogen, die verbleibenden 100 Mandate werden über die Landeslisten der Parteien besetzt = 240</text:p>
      <text:p text:style-name="Standard"/>
      <text:p text:style-name="P66">4.<text:s/>Wahlen in Deutschland – ein Überblick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Wahlart</text:p>
          </table:table-cell>
          <table:table-cell table:style-name="TableCell76">
            <text:p text:style-name="P77">Wahlsystem</text:p>
          </table:table-cell>
          <table:table-cell table:style-name="TableCell78">
            <text:p text:style-name="P79">Anz. d. Stimmen</text:p>
          </table:table-cell>
          <table:table-cell table:style-name="TableCell80">
            <text:p text:style-name="P81">Legislaturperiode</text:p>
          </table:table-cell>
        </table:table-row>
        <table:table-row table:style-name="TableRow82">
          <table:table-cell table:style-name="TableCell83">
            <text:p text:style-name="P84">Wahlen zum Dt. Bundestag (598 Abg.)</text:p>
          </table:table-cell>
          <table:table-cell table:style-name="TableCell85">
            <text:p text:style-name="P86">gemischtes Wahlsystem</text:p>
            <text:p text:style-name="P87">(Erst. + Zweitstimme)</text:p>
          </table:table-cell>
          <table:table-cell table:style-name="TableCell88">
            <text:p text:style-name="P89">2 Stimmen</text:p>
          </table:table-cell>
          <table:table-cell table:style-name="TableCell90">
            <text:p text:style-name="P91">4 Jahre</text:p>
          </table:table-cell>
        </table:table-row>
        <table:table-row table:style-name="TableRow92">
          <table:table-cell table:style-name="TableCell93">
            <text:p text:style-name="P94">Landtage der dt. Bundesländer</text:p>
          </table:table-cell>
          <table:table-cell table:style-name="TableCell95">
            <text:p text:style-name="P96">gemischtes Wahlsystem</text:p>
            <text:p text:style-name="P97">(zB<text:s/>Sachsen: 120 Abg)</text:p>
          </table:table-cell>
          <table:table-cell table:style-name="TableCell98">
            <text:p text:style-name="P99">2 Stimmen</text:p>
          </table:table-cell>
          <table:table-cell table:style-name="TableCell100">
            <text:p text:style-name="P101"><text:s/>5 Jahre</text:p>
          </table:table-cell>
        </table:table-row>
        <table:table-row table:style-name="TableRow102">
          <table:table-cell table:style-name="TableCell103">
            <text:p text:style-name="P104">Wahlen zum Europäischen Parlament</text:p>
            <text:p text:style-name="P105">(Dt.: 99 Abgeordnete)</text:p>
            <text:p text:style-name="P106">Strasbourg</text:p>
          </table:table-cell>
          <table:table-cell table:style-name="TableCell107">
            <text:p text:style-name="P108"/>
            <text:p text:style-name="P109">reines</text:p>
            <text:p text:style-name="P110">Verhältniswahlsystem</text:p>
          </table:table-cell>
          <table:table-cell table:style-name="TableCell111">
            <text:p text:style-name="P112"/>
            <text:p text:style-name="P113"/>
            <text:p text:style-name="P114">1 Stimme</text:p>
          </table:table-cell>
          <table:table-cell table:style-name="TableCell115">
            <text:p text:style-name="P116"/>
            <text:p text:style-name="P117"/>
            <text:p text:style-name="P118">5 Jahre</text:p>
          </table:table-cell>
        </table:table-row>
        <table:table-row table:style-name="TableRow119">
          <table:table-cell table:style-name="TableCell120">
            <text:p text:style-name="P121">Kommunalwahlen</text:p>
            <text:p text:style-name="P122">a) kommunale Parlamente</text:p>
            <text:p text:style-name="P123">- Kreistag</text:p>
            <text:p text:style-name="P124">- Stadtrat</text:p>
            <text:p text:style-name="P125">- Gemeinderat</text:p>
            <text:p text:style-name="P126">b) kommunale</text:p>
            <text:p text:style-name="P127">Amtsträger *</text:p>
            <text:p text:style-name="P128">- Landrat</text:p>
            <text:p text:style-name="P129">- BM / OBM</text:p>
            <text:p text:style-name="P130">- BM / OV</text:p>
          </table:table-cell>
          <table:table-cell table:style-name="TableCell131">
            <text:p text:style-name="P132"/>
            <text:p text:style-name="P133">Mehrheitswahlrecht</text:p>
            <text:p text:style-name="P134"/>
            <text:p text:style-name="P135"/>
            <text:p text:style-name="P136"/>
            <text:p text:style-name="P137"/>
            <text:p text:style-name="P138">Mehrheitswahlrecht</text:p>
          </table:table-cell>
          <table:table-cell table:style-name="TableCell139">
            <text:p text:style-name="P140"/>
            <text:p text:style-name="P141">je 3 Stimmen</text:p>
            <text:p text:style-name="P142"/>
            <text:p text:style-name="P143"/>
            <text:p text:style-name="P144"/>
            <text:p text:style-name="P145"/>
            <text:p text:style-name="P146">je 1 Stimme</text:p>
          </table:table-cell>
          <table:table-cell table:style-name="TableCell147">
            <text:p text:style-name="P148"/>
            <text:p text:style-name="P149">5 Jahre</text:p>
            <text:p text:style-name="P150"/>
            <text:p text:style-name="P151"/>
            <text:p text:style-name="P152"/>
            <text:p text:style-name="P153"/>
            <text:p text:style-name="P154">7 Jahre</text:p>
          </table:table-cell>
        </table:table-row>
      </table:table>
      <text:p text:style-name="Standard">* es gilt: einer der Kandidaten muss dabei die absolute Mehrheit bekommen</text:p>
      <text:p text:style-name="Standard">→ schafft das keiner der Kandidaten, dann gibt es einen<text:s/>2. Wahlgang (2 Wochen später)</text:p>
      <text:p text:style-name="Standard"><text:tab/>es gewinnt der Kandidat mit den meisten Stimmen</text:p>
      <text:p text:style-name="Standard"/>
      <text:p text:style-name="P155"/>
      <text:p text:style-name="P156"/>
      <text:p text:style-name="P157"/>
      <text:p text:style-name="P158"/>
      <text:soft-page-break/>
      <text:p text:style-name="P159">5% - Klausel</text:p>
      <text:p text:style-name="P160">→ wenn eine Partei ins Parlament einziehen will muss sie mindestens 5% aller<text:s/><text:s text:c="13"/>Zweitstimmen<text:s/>bekommen</text:p>
      <text:p text:style-name="P161">→ schafft das eine Partei, dann bildet sie im Parlament<text:s/>eine Fraktion und kann Koalitionen</text:p>
      <text:p text:style-name="P162"><text:s text:c="5"/>eingehen</text:p>
      <text:p text:style-name="Standard"/>
      <text:p text:style-name="Standard"/>
      <text:p text:style-name="Standard">Ausnahme:<text:s/><text:tab/>Schafft eine Partei das nicht, gewinnt aber mindestens 3 Direktmandate über die</text:p>
      <text:p text:style-name="Standard"><text:tab/><text:s text:c="7"/><text:tab/>Erststimme, dann zieht sie mit soviel Abgeordneten ins Parlament ein, wie ihr nach</text:p>
      <text:p text:style-name="Standard"><text:tab/><text:s text:c="7"/><text:tab/>ihrem Zweitstimmenanteil zustehen würde</text:p>
      <text:p text:style-name="Standard"/>
      <text:p text:style-name="Standard">Patei:<text:tab/><text:tab/>über 5% -&gt; Partei bildet eine Fraktion <text:s/><text:tab/>-&gt; Recht zu koalieren</text:p>
      <text:p text:style-name="Standard"><text:tab/><text:tab/>Unter 5% (z.B PDS von 1994-1998)<text:s/><text:tab/>-&gt; bildet eine parlamentarische Gruppe</text:p>
      <text:p text:style-name="Standard"><text:tab/><text:tab/><text:tab/><text:tab/><text:tab/><text:tab/><text:tab/><text:tab/>-&gt; Kein Recht zu koalieren</text:p>
      <text:p text:style-name="Standard"/>
      <text:p text:style-name="P163">Überhangmandate:<text:tab/>entstehen, wenn eine Partei über die Erststimme mehr Direktmandate gewinnt, als ihr nach Ihren Zweitstimmenanteil insgesamt zustehen würde.</text:p>
      <text:p text:style-name="Standard"/>
      <text:p text:style-name="Standard"/>
      <text:p text:style-name="P164">Demokratie</text:p>
      <text:p text:style-name="Standard"/>
      <text:p text:style-name="P165">1. Begriff</text:p>
      <text:list text:style-name="LFO2" text:continue-numbering="true">
        <text:list-item>
          <text:list>
            <text:list-item>
              <text:p text:style-name="P166">ca. 600 v.u.Z. in den griechischen Stadtstaaten entstanden (Polis)</text:p>
            </text:list-item>
            <text:list-item>
              <text:p text:style-name="P167">gr.<text:s/><text:span text:style-name="T168">demos</text:span><text:tab/><text:span text:style-name="T169">krateion</text:span></text:p>
            </text:list-item>
          </text:list>
        </text:list-item>
      </text:list>
      <text:p text:style-name="Standard"><text:span text:style-name="T170">Volk</text:span><text:tab/><text:s text:c="6"/><text:span text:style-name="T171">herrschen</text:span></text:p>
      <text:p text:style-name="Standard"><text:span text:style-name="T172">Volksherrschaft</text:span><text:s/>=? Demokratie</text:p>
      <text:list text:style-name="LFO2" text:continue-numbering="true">
        <text:list-item>
          <text:list>
            <text:list-item>
              <text:p text:style-name="P173">1792 – französische Revolution</text:p>
            </text:list-item>
          </text:list>
        </text:list-item>
      </text:list>
      <text:p text:style-name="Standard">→ Ausgangspunkt für die Entwicklung der modernen Demokratie</text:p>
      <text:list text:style-name="LFO2" text:continue-numbering="true">
        <text:list-item>
          <text:list>
            <text:list-item>
              <text:p text:style-name="P174">in Deutschland 1919 → Weimarer Republik</text:p>
            </text:list-item>
          </text:list>
        </text:list-item>
      </text:list>
      <text:p text:style-name="Standard"/>
      <text:p text:style-name="P175">2. Die 2 Arten von Demokratie</text:p>
      <table:table table:style-name="Table176">
        <table:table-columns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 table:number-columns-spanned="2">
            <text:p text:style-name="P183">plebiszitäre</text:p>
          </table:table-cell>
          <table:covered-table-cell/>
          <table:table-cell table:style-name="TableCell184" table:number-columns-spanned="2">
            <text:p text:style-name="P185">repräsentative</text:p>
          </table:table-cell>
          <table:covered-table-cell/>
        </table:table-row>
        <table:table-row table:style-name="TableRow186">
          <table:table-cell table:style-name="TableCell187" table:number-columns-spanned="2">
            <text:p text:style-name="TableContents">= „Urform“ der Demokratie</text:p>
            <text:p text:style-name="TableContents">→ Die Bürger sind direkt an politischen Entscheidungen beteiligt → Volksentscheid</text:p>
          </table:table-cell>
          <table:covered-table-cell/>
          <table:table-cell table:style-name="TableCell188" table:number-columns-spanned="2">
            <text:p text:style-name="TableContents">= moderne Form der<text:s/>Demokratie</text:p>
            <text:p text:style-name="TableContents">→ Wahldemokratie, d.h. die Bürger wählen</text:p>
            <text:p text:style-name="TableContents"><text:s text:c="5"/>Vertreter, die im Parlament politische</text:p>
            <text:p text:style-name="TableContents"><text:s text:c="5"/>Entscheidungen treffen</text:p>
          </table:table-cell>
          <table:covered-table-cell/>
        </table:table-row>
        <table:table-row table:style-name="TableRow189">
          <table:table-cell table:style-name="TableCell190" table:number-columns-spanned="2">
            <text:p text:style-name="TableContents">→ Abstimmungsdemokratie</text:p>
          </table:table-cell>
          <table:covered-table-cell/>
          <table:table-cell table:style-name="TableCell191" table:number-columns-spanned="2">
            <text:p text:style-name="TableContents">→ Entscheidungsdemokratie</text:p>
          </table:table-cell>
          <table:covered-table-cell/>
        </table:table-row>
        <table:table-row table:style-name="TableRow192">
          <table:table-cell table:style-name="TableCell193">
            <text:p text:style-name="TableContents">alle Bürger können direkt an politischen Entscheidungen teilnehmen</text:p>
          </table:table-cell>
          <table:table-cell table:style-name="TableCell194" table:number-columns-spanned="2">
            <text:p text:style-name="P195"/>
            <text:p text:style-name="P196">Positiv</text:p>
          </table:table-cell>
          <table:covered-table-cell/>
          <table:table-cell table:style-name="TableCell197">
            <text:p text:style-name="TableContents">praktikabel</text:p>
            <text:p text:style-name="TableContents">politische Entscheidungen werden von „Fachleuten“ getroffen</text:p>
          </table:table-cell>
        </table:table-row>
        <table:table-row table:style-name="TableRow198">
          <table:table-cell table:style-name="TableCell199">
            <text:p text:style-name="TableContents">Fehlendes Sach- bzw. Fachwissen kann zur Fehlentscheidung führen</text:p>
          </table:table-cell>
          <table:table-cell table:style-name="TableCell200" table:number-columns-spanned="2">
            <text:p text:style-name="P201"/>
            <text:p text:style-name="P202">Negativ</text:p>
          </table:table-cell>
          <table:covered-table-cell/>
          <table:table-cell table:style-name="TableCell203">
            <text:p text:style-name="TableContents">der Bürger gibt seine Entscheidungsgewalt für viele Jahre ab</text:p>
            <text:p text:style-name="TableContents">keine Garantien für</text:p>
          </table:table-cell>
        </table:table-row>
      </table:table>
      <text:p text:style-name="Standard"><text:span text:style-name="T204"><draw:custom-shape svg:width="0.25in" svg:height="5.20903in" draw:z-index="7" draw:id="id7" draw:style-name="a9" draw:transform="translate(-0.125in -2.60451in) rotate(-1.5708) translate(3.14786in 0.31526in)" draw:name="Freihandform 8" text:anchor-type="paragraph"><svg:title/><svg:desc/><text:p text:style-name="Standard"/><draw:enhanced-geometry draw:type="non-primitive" svg:viewBox="0 0 21600 21600" draw:enhanced-path="M ?f8 ?f8 C ?f10 ?f8 ?f11 ?f15 ?f11 ?f13 L ?f11 ?f25 C ?f11 ?f26 ?f12 ?f14 ?f9 ?f14 ?f12 ?f14 ?f11 ?f27 ?f11 ?f28 L ?f11 ?f16 C ?f11 ?f29 ?f10 ?f9 ?f8 ?f9 N" draw:text-areas="?f35 ?f30 ?f40 ?f31" draw:glue-points="?f35 ?f36 ?f35 ?f37 ?f38 ?f39" draw:glue-point-leaving-directions="-0, -0, -0" draw:modifiers="1800 108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5400"/><draw:equation draw:name="f11" draw:formula="10800"/><draw:equation draw:name="f12" draw:formula="16200"/><draw:equation draw:name="f13" draw:formula="$0"/><draw:equation draw:name="f14" draw:formula="$1"/><draw:equation draw:name="f15" draw:formula="?f13 / 2"/><draw:equation draw:name="f16" draw:formula="21600 - ?f13"/><draw:equation draw:name="f17" draw:formula="?f13 * 10000"/><draw:equation draw:name="f18" draw:formula="10800 * ?f6"/><draw:equation draw:name="f19" draw:formula="0 * ?f6"/><draw:equation draw:name="f20" draw:formula="7800 * ?f6"/><draw:equation draw:name="f21" draw:formula="0 * ?f7"/><draw:equation draw:name="f22" draw:formula="21600 * ?f7"/><draw:equation draw:name="f23" draw:formula="21600 * ?f6"/><draw:equation draw:name="f24" draw:formula="10800 * ?f7"/><draw:equation draw:name="f25" draw:formula="?f14 - ?f13"/><draw:equation draw:name="f26" draw:formula="?f14 - ?f15"/><draw:equation draw:name="f27" draw:formula="?f14 + ?f15"/><draw:equation draw:name="f28" draw:formula="?f14 + ?f13"/><draw:equation draw:name="f29" draw:formula="21600 - ?f15"/><draw:equation draw:name="f30" draw:formula="?f17 / 31953"/><draw:equation draw:name="f31" draw:formula="21600 - ?f30"/><draw:equation draw:name="f32" draw:formula="$0 / ?f7"/><draw:equation draw:name="f33" draw:formula="$1 / ?f7"/><draw:equation draw:name="f34" draw:formula="?f18 / ?f6"/><draw:equation draw:name="f35" draw:formula="?f19 / ?f6"/><draw:equation draw:name="f36" draw:formula="?f21 / ?f7"/><draw:equation draw:name="f37" draw:formula="?f22 / ?f7"/><draw:equation draw:name="f38" draw:formula="?f23 / ?f6"/><draw:equation draw:name="f39" draw:formula="?f24 / ?f7"/><draw:equation draw:name="f40" draw:formula="?f20 / ?f6"/><draw:handle draw:handle-position="?f34 $0" draw:handle-range-y-minimum="0" draw:handle-range-y-maximum="5400"/><draw:handle draw:handle-position="21600 $1" draw:handle-range-y-minimum="0" draw:handle-range-y-maximum="21600"/></draw:enhanced-geometry></draw:custom-shape></text:span></text:p>
      <text:p text:style-name="Standard"/>
      <text:p text:style-name="Standard"/>
      <text:p text:style-name="P205">Jedes demokratische<text:s/>System enthält Elemente beider Demokratieformen, die allerdings national unterschiedlich stark ausgeprägt sind.</text:p>
      <text:soft-page-break/>
      <text:p text:style-name="P206">→ abhängig ist das von verschiedenen Faktoren:</text:p>
      <text:list text:style-name="LFO3" text:continue-numbering="true">
        <text:list-item>
          <text:p text:style-name="P207">Größe</text:p>
        </text:list-item>
      </text:list>
      <text:list text:style-name="LFO4" text:continue-numbering="true">
        <text:list-item>
          <text:p text:style-name="P208">Entwicklungsstand / Ausprägung der Demokratie</text:p>
        </text:list-item>
        <text:list-item>
          <text:p text:style-name="P209">demokratische Traditionen</text:p>
        </text:list-item>
      </text:list>
      <text:p text:style-name="P210">in Deutschland:<text:s/>Volksentscheide nur auf Länderebene mögli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1">Foederalismus</text:p>
      <text:p text:style-name="Standard"/>
      <text:p text:style-name="Standard">im politischen Sinne bedeutet das den Zusammenschluss von:</text:p>
      <text:list text:style-name="LFO5" text:continue-numbering="true">
        <text:list-item>
          <text:list>
            <text:list-item>
              <text:p text:style-name="P212">Ländern → Deutschland, Österreich</text:p>
            </text:list-item>
            <text:list-item>
              <text:p text:style-name="P213">Staaten → USA, Mexiko, Brasilien, Indien</text:p>
            </text:list-item>
            <text:list-item>
              <text:p text:style-name="P214">Provinzen → Kanada</text:p>
            </text:list-item>
            <text:list-item>
              <text:p text:style-name="P215">Kantone → Schweiz</text:p>
            </text:list-item>
          </text:list>
        </text:list-item>
      </text:list>
      <text:p text:style-name="Standard"><text:tab/>zu einem einheitlichen politischen System</text:p>
      <text:p text:style-name="Standard"><text:tab/><text:tab/>→ einer föderalen Demokratie (Union, Bund, Föderation)</text:p>
      <text:p text:style-name="Standard"><text:tab/><text:span text:style-name="T216">Basis: eine gemeinsame Verfassung</text:span></text:p>
      <text:p text:style-name="P217">Gründe:</text:p>
      <text:p text:style-name="Standard">→ gemeinsame wirtschaftliche Ziele / Interessen</text:p>
      <text:p text:style-name="Standard">→ nationale Sicherheit</text:p>
      <text:p text:style-name="Standard">→ internationale Geltung</text:p>
      <text:p text:style-name="P218">von Vorteil dabei kann sein:</text:p>
      <text:list text:style-name="LFO6" text:continue-numbering="true">
        <text:list-item>
          <text:p text:style-name="P219">gemeinsame Sprache / Kultur / Religion</text:p>
        </text:list-item>
        <text:list-item>
          <text:p text:style-name="P220">territoriale Zugehörigkeit / natürliche Ressourcen</text:p>
        </text:list-item>
        <text:list-item>
          <text:p text:style-name="P221">einheitliche Wirtschaftsstrukture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2">Der Bundesrat – die Vertretung der dt. Länder</text:p>
      <text:list text:style-name="LFO7" text:continue-numbering="true">
        <text:list-item>
          <text:p text:style-name="P223">69 Mitglieder</text:p>
        </text:list-item>
        <text:list-item>
          <text:p text:style-name="P224">die Bundesländer entsenden, abhängig<text:s/>von der Größe, 3,4 oder 6 Mitglieder</text:p>
        </text:list-item>
      </text:list>
      <text:p text:style-name="Standard">Ausnahme: Hessen 5</text:p>
      <text:list text:style-name="LFO7" text:continue-numbering="true">
        <text:list-item>
          <text:p text:style-name="P225">dabei sind die „kleinen“ Bundesländer deutlich überrepräsentiert</text:p>
        </text:list-item>
        <text:list-item>
          <text:p text:style-name="P226">Aufgabe:</text:p>
        </text:list-item>
      </text:list>
      <text:list text:style-name="LFO8" text:continue-numbering="true">
        <text:list-item>
          <text:list>
            <text:list-item>
              <text:list>
                <text:list-item>
                  <text:p text:style-name="P227">Mitwirkung an der Gesetzgebung</text:p>
                </text:list-item>
                <text:list-item>
                  <text:p text:style-name="P228">einfach Gesetze können verzögert werden</text:p>
                </text:list-item>
                <text:list-item>
                  <text:p text:style-name="P229">Zustimmungsgesetze können zu Fall gebracht werden</text:p>
                </text:list-item>
              </text:list>
            </text:list-item>
          </text:list>
        </text:list-item>
      </text:list>
      <text:list text:style-name="LFO9" text:continue-numbering="true">
        <text:list-item>
          <text:p text:style-name="P230">die 16 Ministerpräsidenten sind „gesetzt“, weil einer von ihnen für 1 Jahr Bundesrat-Präsident = stellvertretender Bundespräsident</text:p>
        </text:list-item>
        <text:list-item>
          <text:p text:style-name="P231">Vertretung der Interessen der deutschen Ländern gegenüber der Bundesregierung</text:p>
        </text:list-item>
      </text:list>
      <text:p text:style-name="Standard"/>
      <text:p text:style-name="Standard">→ kein Gesetz ==&gt;<text:s/>keine politische Handlungsfähigkeit der Exekutive</text:p>
      <text:p text:style-name="Standard">→ kann dann passieren, wenn die Machtverhältnisse im Bundesrat anders sind als im Bundestag</text:p>
      <text:p text:style-name="Standard">→ z.B. 1982: Bundestag Rot/Gelb Kanzler H. Schmidt</text:p>
      <text:p text:style-name="Standard"><text:tab/><text:tab/>Bundesrat Schwarz/Gelb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tarSymbol" style:font-charset="x-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StarSymbol" style:font-name-asian="OpenSymbol" style:font-name-complex="OpenSymbol"/>
    </style:style>
    <style:style style:name="WW_CharLFO7LVL2" style:family="text">
      <style:text-properties style:font-name="StarSymbol" style:font-name-asian="OpenSymbol" style:font-name-complex="OpenSymbol"/>
    </style:style>
    <style:style style:name="WW_CharLFO7LVL3" style:family="text">
      <style:text-properties style:font-name="StarSymbol" style:font-name-asian="OpenSymbol" style:font-name-complex="OpenSymbol"/>
    </style:style>
    <style:style style:name="WW_CharLFO7LVL4" style:family="text">
      <style:text-properties style:font-name="StarSymbol" style:font-name-asian="OpenSymbol" style:font-name-complex="OpenSymbol"/>
    </style:style>
    <style:style style:name="WW_CharLFO7LVL5" style:family="text">
      <style:text-properties style:font-name="StarSymbol" style:font-name-asian="OpenSymbol" style:font-name-complex="OpenSymbol"/>
    </style:style>
    <style:style style:name="WW_CharLFO7LVL6" style:family="text">
      <style:text-properties style:font-name="StarSymbol" style:font-name-asian="OpenSymbol" style:font-name-complex="OpenSymbol"/>
    </style:style>
    <style:style style:name="WW_CharLFO7LVL7" style:family="text">
      <style:text-properties style:font-name="StarSymbol" style:font-name-asian="OpenSymbol" style:font-name-complex="OpenSymbol"/>
    </style:style>
    <style:style style:name="WW_CharLFO7LVL8" style:family="text">
      <style:text-properties style:font-name="StarSymbol" style:font-name-asian="OpenSymbol" style:font-name-complex="OpenSymbol"/>
    </style:style>
    <style:style style:name="WW_CharLFO7LVL9" style:family="text">
      <style:text-properties style:font-name="Star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tarSymbol" style:font-name-asian="OpenSymbol" style:font-name-complex="OpenSymbol"/>
    </style:style>
    <style:style style:name="WW_CharLFO9LVL2" style:family="text">
      <style:text-properties style:font-name="StarSymbol" style:font-name-asian="OpenSymbol" style:font-name-complex="OpenSymbol"/>
    </style:style>
    <style:style style:name="WW_CharLFO9LVL3" style:family="text">
      <style:text-properties style:font-name="StarSymbol" style:font-name-asian="OpenSymbol" style:font-name-complex="OpenSymbol"/>
    </style:style>
    <style:style style:name="WW_CharLFO9LVL4" style:family="text">
      <style:text-properties style:font-name="StarSymbol" style:font-name-asian="OpenSymbol" style:font-name-complex="OpenSymbol"/>
    </style:style>
    <style:style style:name="WW_CharLFO9LVL5" style:family="text">
      <style:text-properties style:font-name="StarSymbol" style:font-name-asian="OpenSymbol" style:font-name-complex="OpenSymbol"/>
    </style:style>
    <style:style style:name="WW_CharLFO9LVL6" style:family="text">
      <style:text-properties style:font-name="StarSymbol" style:font-name-asian="OpenSymbol" style:font-name-complex="OpenSymbol"/>
    </style:style>
    <style:style style:name="WW_CharLFO9LVL7" style:family="text">
      <style:text-properties style:font-name="StarSymbol" style:font-name-asian="OpenSymbol" style:font-name-complex="OpenSymbol"/>
    </style:style>
    <style:style style:name="WW_CharLFO9LVL8" style:family="text">
      <style:text-properties style:font-name="StarSymbol" style:font-name-asian="OpenSymbol" style:font-name-complex="OpenSymbol"/>
    </style:style>
    <style:style style:name="WW_CharLFO9LVL9" style:family="text">
      <style:text-properties style:font-name="StarSymbol" style:font-name-asian="OpenSymbol" style:font-name-complex="OpenSymbol"/>
    </style:style>
    <style:style style:name="WW_CharLFO10LVL1" style:family="text">
      <style:text-properties style:font-name="Wingdings" style:font-name-asian="Droid Sans Fallback" style:font-name-complex="Lohit Hind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0" svg:viewBox="0 0 20 30" svg:d="m10 0-10 30h20z"/>
    <draw:marker draw:name="a2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8">
      <text:list-level-style-bullet text:level="1" text:style-name="WW_CharLFO8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style-name="WW_CharLFO10LVL1" text:bullet-char="">
        <style:list-level-properties text:space-before="3.4479in" text:min-label-width="0.25in" text:list-level-position-and-space-mode="label-alignment">
          <style:list-level-label-alignment text:label-followed-by="listtab" fo:margin-left="3.6979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3.9479in" text:min-label-width="0.25in" text:list-level-position-and-space-mode="label-alignment">
          <style:list-level-label-alignment text:label-followed-by="listtab" fo:margin-left="4.1979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4.4479in" text:min-label-width="0.25in" text:list-level-position-and-space-mode="label-alignment">
          <style:list-level-label-alignment text:label-followed-by="listtab" fo:margin-left="4.6979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4.9479in" text:min-label-width="0.25in" text:list-level-position-and-space-mode="label-alignment">
          <style:list-level-label-alignment text:label-followed-by="listtab" fo:margin-left="5.1979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5.4479in" text:min-label-width="0.25in" text:list-level-position-and-space-mode="label-alignment">
          <style:list-level-label-alignment text:label-followed-by="listtab" fo:margin-left="5.6979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5.9479in" text:min-label-width="0.25in" text:list-level-position-and-space-mode="label-alignment">
          <style:list-level-label-alignment text:label-followed-by="listtab" fo:margin-left="6.1979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6.4479in" text:min-label-width="0.25in" text:list-level-position-and-space-mode="label-alignment">
          <style:list-level-label-alignment text:label-followed-by="listtab" fo:margin-left="6.6979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6.9479in" text:min-label-width="0.25in" text:list-level-position-and-space-mode="label-alignment">
          <style:list-level-label-alignment text:label-followed-by="listtab" fo:margin-left="7.1979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7.4479in" text:min-label-width="0.25in" text:list-level-position-and-space-mode="label-alignment">
          <style:list-level-label-alignment text:label-followed-by="listtab" fo:margin-left="7.697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kus Freitag</meta:initial-creator>
    <dc:creator>Dennis Diehm</dc:creator>
    <meta:creation-date>2013-08-27T08:51:00Z</meta:creation-date>
    <dc:date>2015-03-10T09:34:00Z</dc:date>
    <meta:template xlink:href="Normal" xlink:type="simple"/>
    <meta:editing-cycles>18</meta:editing-cycles>
    <meta:editing-duration>PT0S</meta:editing-duration>
    <meta:document-statistic meta:page-count="5" meta:paragraph-count="13" meta:word-count="893" meta:character-count="6510" meta:row-count="46" meta:non-whitespace-character-count="5630"/>
  </office:meta>
</office:document-meta>
</file>